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pple-system1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pple-system1" fo:font-size="10pt" officeooo:paragraph-rsid="000d143b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9pt" fo:letter-spacing="normal" fo:font-style="normal" fo:font-weight="bold" officeooo:paragraph-rsid="000fc70e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9pt" fo:letter-spacing="normal" fo:font-style="normal" fo:font-weight="normal" officeooo:paragraph-rsid="000fc70e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1" fo:font-size="10pt" fo:letter-spacing="normal" fo:font-style="normal" fo:font-weight="bold" officeooo:paragraph-rsid="000fc70e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1" fo:font-size="10pt" fo:letter-spacing="normal" fo:font-style="normal" fo:font-weight="normal" officeooo:rsid="0014a87f" officeooo:paragraph-rsid="000fc70e" style:font-size-asian="10pt" style:font-size-complex="10pt"/>
    </style:style>
    <style:style style:name="T1" style:family="text">
      <style:text-properties officeooo:rsid="000d1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 - Qual é o seu nome completo?</text:p>
      <text:p text:style-name="P6">Leonardo Augusto Pacheco</text:p>
      <text:p text:style-name="P5">2 - Qual é o tema da aplicação web referente ao projeto da disciplina?</text:p>
      <text:p text:style-name="P6">Desenvolvimento de solução digital para catalogação de obras</text:p>
      <text:p text:style-name="P5">3 - Quais são as principais funcionalidades desta aplicação web a ser desenvolvida?</text:p>
      <text:p text:style-name="P1"/>
      <text:p text:style-name="P1">1 - RESUMO </text:p>
      <text:p text:style-name="P1"/>
      <text:p text:style-name="P1"><text:tab/>Este projeto ocupa-se do desenvolvimento de um modelo de solução digital para a difusão da produção científico-filosófica gerada pelo consorcio editorial acadêmico que vincula cinco grupos de pesquisa interinstitucionais (UNICENTRO-UEL-UFSC-UNESP-PUCSP) vinculados ao DGP-CNPq, os quais coordenam suas respectivas Séries Editoriais na editora APOLODORO VIRTUAL EDIÇÕES. Objetiva-se o aperfeiçoamento de seu sistema de informação por meio do aprimoramento das relações entre suas três entidades constituintes: corpo editorial e corpo gestor das Séries editoriais; organização com empresa parceira; e ferramentas tecnológicas para integração entre os grupos de pesquisa. Intrinsicamente orientado pelo desenvolvimento tecnológico, destaca-se seu impacto positivo no âmbito científico, econômico, social e ambiental na Região e no Estado. </text:p>
      <text:p text:style-name="P1"/>
      <text:p text:style-name="P1">2 - CARACTERIZAÇÃO DO PROBLEMA E REVISÃO DE LITERATURA/PATENTARIA. </text:p>
      <text:p text:style-name="P1"/>
      <text:p text:style-name="P1"><text:tab/>Este projeto desenvolve e implementa um modelo de solução digital para a difusão da produção científico-filosófica gerada pelo consorcio editorial gestor de cinco séries editoriais filosóficas (“Temas em Teorias da Justiça” (UEL), "Ética, Política e Cidadania" (UNICENTRO), "Filosofia, Arte e Educação" (UFSC), "Estudos do Idealismo" (UNESP) e "Racionalidade, Intencionalidade e Semântica" (PUCSP)) da APOLODORO VIRTUAL EDIÇÕES. Os cinco grupos de pesquisa em filosofia constituintes do consórcio editorial estão vinculados ao DGP - Diretório de Grupos de Pesquisa – CNPq (Ética, Política e Cidadania - UNICENTRO; Teoria da Justiça - UEL; Filosofia, Arte e Educação - UFSC; Estudos do Idealismo – UNESP) e demandam o aperfeiçoamento de seu sistema de informação por meio do ajuste das relações entre suas três entidades constituintes: as pessoas (corpo editorial e corpo gestor das Séries editoriais), a organização (Apolodoro Virtual Edições – pessoa jurídica cadastrada junto à Câmara Brasileira do Livro) e as ferramentas tecnológicas de integração entre as interfaces dos Grupos de Pesquisas no DGP/CNPq e o site das respectivas Séries editoriais coordenadas por tais grupos. </text:p>
      <text:p text:style-name="P1"><text:tab/>Recorre-se à solução por meio do ajuste do sistema de informação, pois este se define teoricamente como um conjunto de componentes inter-relacionados, desenvolvidos para coletar, processar, armazenar e distribuir informação para facilitar a coordenação, o controle, a análise, a visualização e o processo decisório. Além disso, a finalidade de um sistema de informação é resolver uma variedade de problemas organizacionais, entre os quais está fundamentalmente o ajuste mutuo entre pessoas, organizações e tecnologia. </text:p>
      <text:p text:style-name="P1"><text:tab/>A abordagem da teoria dos sistemas de informação é fundamentada em referências teóricas que respaldam sua relevância e aplicabilidade no contexto proposto pelo projeto. Autores como Kenneth Laudon e Jane Laudon, no livro "Sistemas de Informações Gerenciais" (2016), fornecem a estratégia de interação entre tecnologia, pessoas e organizações, destacando a importância da integração desses elementos para o sucesso dos sistemas de informação nas organizações. O trabalho de James O'Brien e George Marakas, autores do livro "Administração de Sistemas de Informação" (2013), também sistematizam a proposta de alinhamento estratégico, gestão da mudança e segurança da informação. Além desses, como perspectiva que fundamenta tais abordagens, no trabalho “An Empirical Assessment of the Business Value of Information Technology: A Review and Research Agenda” (2000), os pesquisadores Richard Baskerville, Michael Earl e Rudy Hirschheim contribuem para sistematização e orientação da literatura com estudos sobre aspectos organizacionais, como governança de TI e transformação digital. Essas referências teóricas atuais sustentam e justificam a abordagem da teoria para as soluções buscadas no sistema de informação em estudo. </text:p>
      <text:p text:style-name="P1"/>
      <text:p text:style-name="P1"><text:soft-page-break/>3 - OBJETIVOS DO PRODUTO OU SERVIÇO TECNOLÓGICO OU DA PROPOSTAINOVADORA. </text:p>
      <text:p text:style-name="P1"/>
      <text:p text:style-name="P2">Objetivo geral: Desenvolver um modelo de integração e disseminação virtual para as produções científico-filosóficas dos grupos de pesquisa vinculados à Apolodoro Virtual Edições. </text:p>
      <text:p text:style-name="P2">Objetivos específicos: </text:p>
      <text:p text:style-name="P2">(1) Reestruturar, conforme os critérios de cada Série Editorial, as plataformas virtuais (site de hospedagens) das publicações dos livros digitais.</text:p>
      <text:p text:style-name="P2">(2) Implementar os modelos Amazon de livro (nas extensões epub, brochura e capa dura) como padrão para todas a séries editorias do consórcio editorial.</text:p>
      <text:p text:style-name="P2">(3) Implementar as parcerias as parcerias institucionais para a impressão e distribuição sob demanda da produção virtual.</text:p>
      <text:p text:style-name="P2">(4) Implementar o WEBNÀRIO como modelo de integração entre os pesquisadores dos grupos.</text:p>
      <text:p text:style-name="P2">(5) Implementar o uso de ferramentas de AI para tradução, diagramação, layout e divulgação da produção virtual e física.</text:p>
      <text:p text:style-name="P2"/>
      <text:p text:style-name="P2">4 - METODOLOGIA/INFRAESTRUTURA NECESSÁRIA E DISPONÍVEL PARA O DESENVOLVIMENTO DO PROJETO. </text:p>
      <text:p text:style-name="P2"/>
      <text:p text:style-name="P2">A metodologia utilizada para a restruturação e implimentação das soluções para o sistema de informação do consórcio editorial está baseada nas cinco etapas clássicas: (1) diagnóstico; (2) planejamento; (3) Estruturação; (4) Treinamento e capacitação; (5) Monitoramento. A descrição da nota característica de cada uma dessas etapas é a seguinte:</text:p>
      <text:p text:style-name="P2"/>
      <text:p text:style-name="P2"><text:tab/>1 – Diagnóstico: mapeamento da cultura, da estrutura organizacional e dos processos operacionais e suas peculiaridades. </text:p>
      <text:p text:style-name="P2"><text:tab/>2 – Planejamento: redefinição dos pontos fundamentais do projeto, tais como redefinição de software; alinhamento de expectativas sobre a implantação com os membros do consórcio; definição de prioridades de cada Série editorial; Criação de um cronograma em função da viabilidade de cada grupo de pesquisa; designação de tarefas específicas a cada grupo. </text:p>
      <text:p text:style-name="P2"><text:tab/>3 –Estruturação analítica do projeto: definição da subdivisão dos trabalhos executados pelos respecti<text:span text:style-name="T1">v</text:span>os grupos reponsáveis por cada Série editorial. </text:p>
      <text:p text:style-name="P2"><text:tab/>4 – Treinamento e capacitação: webnários de apresenação das funcionalidades de softwares, plataformas e interfaces desenvolvidos. </text:p>
      <text:p text:style-name="P2"><text:tab/>5 – Monitoramento: feedback dos líderes dos grupos responsáveis pelo monitoramento de cada Série editorial. </text:p>
      <text:p text:style-name="P2"/>
      <text:p text:style-name="P2">5 - ASPECTOS COMERCIAIS/MERCADO QUE CARACTERIZAM O DESENVOLVIMENTOTECNOLÓGICO OU INOVADOR DO PRODUTO OU PROCESSO. </text:p>
      <text:p text:style-name="P2"/>
      <text:p text:style-name="P2"><text:tab/>Os dois aspectos fundamentais que norteiam a solução buscada para o sistema de informação do consorcio editorial podem ser resumidos da seguinte maneira: </text:p>
      <text:p text:style-name="P2"><text:tab/>• Investimento zero e minimização dos custos da produção e distibuição </text:p>
      <text:p text:style-name="P2"><text:tab/><text:tab/>o Custos de produção são assumidos pelos autores. </text:p>
      <text:p text:style-name="P2"><text:tab/><text:tab/>o Custos de distribuição são assumidos pelos compradores. </text:p>
      <text:p text:style-name="P2"><text:tab/>• Produção científico-filosófica virtual com resultado físico comercial </text:p>
      <text:p text:style-name="P2"><text:tab/><text:tab/>o A produção acadêmica virtual é convertida também em livro físico com venda e <text:tab/><text:tab/>distribuição sob demanda </text:p>
      <text:p text:style-name="P2"/>
      <text:p text:style-name="P2">6 - FORMAS DE DIFUSÃO DO PRODUTO/SERVIÇO, APÓS PLENO DESENVOLVIMENTO.</text:p>
      <text:p text:style-name="P2"/>
      <text:p text:style-name="P2">São três as formas de disfusão e distribuição do produtos </text:p>
      <text:p text:style-name="P2"><text:tab/>• Distibuição gratuita </text:p>
      <text:p text:style-name="P2"><text:tab/><text:tab/>o Distribuição mundial e download de produto em versão ebook (pdf) na plataforma <text:tab/><text:tab/>da Apolodoro Virtual Edições Link: www.apolodorovirtual.com.br </text:p>
      <text:p text:style-name="P2"><text:soft-page-break/><text:tab/>• Distribuição comercial o Distribuição mundial e download sob demanda do produto na <text:tab/>versão ebook (epub) na plataforma da Amazon </text:p>
      <text:p text:style-name="P2"/>
      <text:p text:style-name="P2"><text:tab/>o Distribuição mundial e venda de livro impresso sob demanda do produto na plataforma da <text:tab/>Amazon </text:p>
      <text:p text:style-name="P2"><text:tab/>o link: https://www.amazon.com/gp/product/B0BYW3MZM8?ref_=dbs_p_pwh_rwt_an x_b_lnk&amp;storeType=ebooks </text:p>
      <text:p text:style-name="P2"/>
      <text:p text:style-name="P2">7 - IMPACTOS TECNOLÓGICOS, CIENTÍFICOS, ECONÔMICOS, SOCIAIS E AMBIENTAISESPERADOS PARA A UNIVERSIDADE.</text:p>
      <text:p text:style-name="P2"/>
      <text:p text:style-name="P2"><text:tab/>Trata-se de um projeto inovador de desenvolvimento de soluções com o seguinte potencial:</text:p>
      <text:p text:style-name="P2"/>
      <text:p text:style-name="P2"><text:tab/>• Potencializar a projeção das atividades científicas dos grupos de pesquisas da <text:tab/>UNICENTRO no âmbito nacional e internacional, por meio da integração institucional e <text:tab/>interinstitucional dos mesmos. </text:p>
      <text:p text:style-name="P2"><text:tab/>• Potencializar a difusão nacional e internacional da produção científica dos grupos de <text:tab/>pesquisas da UNICENTRO, bem com aqueles a ela vinculados institucionalmente, por meio <text:tab/>de parcerias com <text:s/>empresas atuantes no ecommerce. </text:p>
      <text:p text:style-name="P2"/>
      <text:p text:style-name="P2">8 - IMPACTOS TECNOLÓGICOS, CIENTÍFICOS, ECONÔMICOS, SOCIAIS E AMBIENTAIS ESPERADOS PARA A REGIÃO/ESTADO. </text:p>
      <text:p text:style-name="P2"><text:tab/>Trata-se de um projeto inovador de desenvolvimento de soluções com o seguinte potenciai:</text:p>
      <text:p text:style-name="P2"><text:tab/>• Fomentar o surgimento de startup, atuantes no ecommerce, estruturada em um modelo de <text:tab/>negócio sustentável, uma vez que a atuação virtual é um vetor de minimização do uso de <text:tab/>recursos naturais e um diferencial no potencial econômico. </text:p>
      <text:p text:style-name="P2"/>
      <text:p text:style-name="P2"/>
      <text:p text:style-name="P3">4 - Qual é o link do repositório no GitHub que será usado para armazenar o código-fonte do projeto?</text:p>
      <text:p text:style-name="P4">https://github.com/MrLap/ApolodoroVirtual.git</text:p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15:01:27.540000000</meta:creation-date>
    <dc:date>2023-08-16T16:23:57.374000000</dc:date>
    <meta:editing-duration>PT1H22M30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49" meta:word-count="1219" meta:character-count="8761" meta:non-whitespace-character-count="7510"/>
  </office:meta>
</office:document-meta>
</file>